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03.81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7.4pt"/>
    </style:style>
    <style:style style:name="co7" style:family="table-column">
      <style:table-column-properties fo:break-before="auto" style:column-width="35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37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31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8"/>
          <table:covered-table-cell table:number-columns-repeated="4" table:style-name="ce38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number-columns-repeated="5" table:style-name="ce9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5" table:number-rows-spanned="1">
            <text:p>14 Dec 2019</text:p>
          </table:table-cell>
          <table:covered-table-cell table:number-columns-repeated="4" table:style-name="ce9"/>
          <table:table-cell table:style-name="ce9"/>
          <table:table-cell table:number-columns-repeated="1018"/>
        </table:table-row>
        <table:table-row table:style-name="ro3">
          <table:table-cell table:style-name="ce34"/>
          <table:table-cell table:style-name="ce40"/>
          <table:table-cell table:style-name="ce38" table:number-columns-repeated="4"/>
          <table:table-cell table:number-columns-repeated="1018"/>
        </table:table-row>
        <table:table-row table:style-name="ro3">
          <table:table-cell table:style-name="ce34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Have?</text:p>
          </table:table-cell>
          <table:table-cell table:style-name="ce38" office:value-type="string" calcext:value-type="string">
            <text:p>Supplier</text:p>
          </table:table-cell>
          <table:table-cell table:style-name="ce38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35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Diode Bridge, KBPC602</text:p>
          </table:table-cell>
          <table:table-cell table:style-name="ce38"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/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,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2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3”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table:style-name="ce44" office:value-type="float" office:value="35" calcext:value-type="float">
            <text:p>35</text:p>
          </table:table-cell>
          <table:table-cell table:style-name="ce37" office:value-type="string" calcext:value-type="string">
            <text:p>Capacitor, 0.1 uF, 10V</text:p>
          </table:table-cell>
          <table:table-cell table:style-name="ce37"/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style-name="ce37" table:number-columns-repeated="1018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ape Pul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IC, 74LS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Expansion connec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TTL Serial, Ta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RS-23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table:number-columns-repeated="2"/>
          <table:table-cell office:value-type="string" calcext:value-type="string">
            <text:p>Sound o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Color board connec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Recommend machined sockets for ROM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/>
          <table:table-cell office:value-type="string" calcext:value-type="string">
            <text:p>Cherry MX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/>
          <table:table-cell office:value-type="string" calcext:value-type="string">
            <text:p>Cherry MX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4P3T</text:p>
          </table:table-cell>
          <table:table-cell table:number-columns-repeated="2"/>
          <table:table-cell office:value-type="string" calcext:value-type="string">
            <text:p>Optional for printer, modem, cassette selectio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8" office:value-type="string" calcext:value-type="string">
            <text:p>Notes: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1. 74LSxx parts are preferred over 74xx unless explicitly called for.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2. Some parts are installed on Challenger 1P but not Superboard.</text:p>
          </table:table-cell>
          <table:table-cell table:number-columns-repeated="1023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Cs" table:style-name="ta1">
        <table:table-column table:style-name="co1" table:default-cell-style-name="ce37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4" office:value-type="string" calcext:value-type="string">
            <text:p>Designation</text:p>
          </table:table-cell>
          <table:table-cell table:style-name="ce8" office:value-type="string" calcext:value-type="string">
            <text:p>Qty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Have</text:p>
          </table:table-cell>
          <table:table-cell table:style-name="ce38" office:value-type="string" calcext:value-type="string">
            <text:p>Need</text:p>
          </table:table-cell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/>
          <table:table-cell table:formula="of:= [.B2]-[.D2]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U9-U13,U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, 2716, 2Kx8 EPROM (or 2816 EEPROM)</text:p>
          </table:table-cell>
          <table:table-cell office:value-type="float" office:value="1" calcext:value-type="float">
            <text:p>1</text:p>
          </table:table-cell>
          <table:table-cell table:formula="of:= [.B3]-[.D3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/>
          <table:table-cell table:formula="of:= [.B4]-[.D4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/>
          <table:table-cell table:formula="of:= [.B5]-[.D5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/>
          <table:table-cell table:formula="of:= [.B6]-[.D6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/>
          <table:table-cell table:formula="of:= [.B7]-[.D7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/>
          <table:table-cell table:formula="of:= [.B8]-[.D8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/>
          <table:table-cell table:formula="of:= [.B9]-[.D9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/>
          <table:table-cell table:formula="of:= [.B10]-[.D10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/>
          <table:table-cell table:formula="of:= [.B11]-[.D11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/>
          <table:table-cell table:formula="of:= [.B12]-[.D12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IC, 74LS04</text:p>
          </table:table-cell>
          <table:table-cell office:value-type="float" office:value="4" calcext:value-type="float">
            <text:p>4</text:p>
          </table:table-cell>
          <table:table-cell table:formula="of:= [.B13]-[.D13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/>
          <table:table-cell table:formula="of:= [.B14]-[.D14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float" office:value="1" calcext:value-type="float">
            <text:p>1</text:p>
          </table:table-cell>
          <table:table-cell table:formula="of:= [.B15]-[.D1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float" office:value="1" calcext:value-type="float">
            <text:p>1</text:p>
          </table:table-cell>
          <table:table-cell table:formula="of:= [.B16]-[.D16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/>
          <table:table-cell table:formula="of:= [.B17]-[.D17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float" office:value="2" calcext:value-type="float">
            <text:p>2</text:p>
          </table:table-cell>
          <table:table-cell table:formula="of:= [.B18]-[.D18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/>
          <table:table-cell table:formula="of:= [.B19]-[.D19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float" office:value="1" calcext:value-type="float">
            <text:p>1</text:p>
          </table:table-cell>
          <table:table-cell table:formula="of:= [.B20]-[.D2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float" office:value="1" calcext:value-type="float">
            <text:p>1</text:p>
          </table:table-cell>
          <table:table-cell table:formula="of:= [.B21]-[.D21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float" office:value="1" calcext:value-type="float">
            <text:p>1</text:p>
          </table:table-cell>
          <table:table-cell table:formula="of:= [.B22]-[.D22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/>
          <table:table-cell table:formula="of:= [.B23]-[.D23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/>
          <table:table-cell table:formula="of:= [.B24]-[.D24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float" office:value="1" calcext:value-type="float">
            <text:p>1</text:p>
          </table:table-cell>
          <table:table-cell table:formula="of:= [.B25]-[.D25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float" office:value="1" calcext:value-type="float">
            <text:p>1</text:p>
          </table:table-cell>
          <table:table-cell table:formula="of:= [.B26]-[.D26]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/>
          <table:table-cell table:formula="of:= [.B27]-[.D27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float" office:value="1" calcext:value-type="float">
            <text:p>1</text:p>
          </table:table-cell>
          <table:table-cell table:formula="of:= [.B28]-[.D28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/>
          <table:table-cell table:formula="of:= [.B29]-[.D29]" office:value-type="float" office:value="1" calcext:value-type="float">
            <text:p>1</text:p>
          </table:table-cell>
        </table:table-row>
        <table:table-row table:style-name="ro3" table:number-rows-repeated="104854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0" table:target-range-address="BOM.A6:BOM.F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Cs.A1:ICs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21:27:22.498170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16T21:29:19.508064004</dc:date>
    <meta:editing-duration>PT19H17M31S</meta:editing-duration>
    <meta:editing-cycles>146</meta:editing-cycles>
    <meta:generator>LibreOffice/6.1.5.2$Linux_ARM_EABI LibreOffice_project/10$Build-2</meta:generator>
    <meta:print-date>2019-12-14T14:39:20.877318013</meta:print-date>
    <meta:document-statistic meta:table-count="2" meta:cell-count="620" meta:object-count="0"/>
  </office:meta>
</office:document-meta>
</file>